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padding="0.049cm" fo:border-left="none" fo:border-right="none" fo:border-top="0.06pt solid #000000" fo:border-bottom="0.06pt solid #000000"/>
      <style:text-properties style:font-name="Arial" fo:font-size="9pt" fo:font-style="italic" officeooo:rsid="0052bede" officeooo:paragraph-rsid="0052bede" style:font-size-asian="9pt" style:font-style-asian="italic" style:font-size-complex="9pt" style:font-style-complex="italic"/>
    </style:style>
    <style:style style:name="P2" style:family="paragraph" style:parent-style-name="Footer">
      <style:paragraph-properties fo:text-align="end" style:justify-single-word="false" fo:padding="0.049cm" fo:border-left="none" fo:border-right="none" fo:border-top="0.06pt solid #000000" fo:border-bottom="0.06pt solid #000000"/>
      <style:text-properties style:font-name="Arial" fo:font-size="8pt" style:font-size-asian="8pt" style:font-size-complex="8pt"/>
    </style:style>
    <style:style style:name="P3" style:family="paragraph" style:parent-style-name="Standard">
      <style:text-properties style:font-name="Arial"/>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rsid="0011b2b1" officeooo:paragraph-rsid="0011b2b1" style:font-weight-asian="bold" style:font-weight-complex="bold"/>
    </style:style>
    <style:style style:name="P6" style:family="paragraph" style:parent-style-name="Standard">
      <style:text-properties style:font-name="Arial" fo:font-weight="bold" officeooo:paragraph-rsid="0017aef1" style:font-weight-asian="bold" style:font-weight-complex="bold"/>
    </style:style>
    <style:style style:name="P7" style:family="paragraph" style:parent-style-name="Standard">
      <style:text-properties style:font-name="Arial" fo:font-weight="bold" officeooo:paragraph-rsid="0013cd75" style:font-weight-asian="bold" style:font-weight-complex="bold"/>
    </style:style>
    <style:style style:name="P8" style:family="paragraph" style:parent-style-name="Standard">
      <style:text-properties style:font-name="Arial" fo:font-weight="bold" officeooo:rsid="0018cae8" officeooo:paragraph-rsid="0018cae8" style:font-weight-asian="bold" style:font-weight-complex="bold"/>
    </style:style>
    <style:style style:name="P9" style:family="paragraph" style:parent-style-name="Standard">
      <style:text-properties style:font-name="Arial" fo:font-weight="bold" officeooo:paragraph-rsid="00113366" style:font-weight-asian="bold" style:font-weight-complex="bold"/>
    </style:style>
    <style:style style:name="P10" style:family="paragraph" style:parent-style-name="Standard">
      <style:text-properties style:font-name="Arial" fo:font-weight="bold" officeooo:paragraph-rsid="003a1581" style:font-weight-asian="bold" style:font-weight-complex="bold"/>
    </style:style>
    <style:style style:name="P11" style:family="paragraph" style:parent-style-name="Standard">
      <style:text-properties style:font-name="Arial" fo:font-weight="bold" officeooo:paragraph-rsid="0044e919" style:font-weight-asian="bold" style:font-weight-complex="bold"/>
    </style:style>
    <style:style style:name="P12" style:family="paragraph" style:parent-style-name="Standard">
      <style:text-properties style:font-name="Arial" fo:font-weight="bold" officeooo:rsid="0037e667" officeooo:paragraph-rsid="00477f5f" style:font-weight-asian="bold" style:font-weight-complex="bold"/>
    </style:style>
    <style:style style:name="P13" style:family="paragraph" style:parent-style-name="Standard">
      <style:paragraph-properties fo:text-align="justify" style:justify-single-word="false"/>
      <style:text-properties style:font-name="Arial" fo:font-weight="bold" officeooo:paragraph-rsid="0017aef1" style:font-weight-asian="bold" style:font-weight-complex="bold"/>
    </style:style>
    <style:style style:name="P14" style:family="paragraph" style:parent-style-name="Standard">
      <style:text-properties style:font-name="Arial" fo:font-weight="bold" officeooo:paragraph-rsid="002a3148" style:font-weight-asian="bold" style:font-weight-complex="bold"/>
    </style:style>
    <style:style style:name="P15" style:family="paragraph" style:parent-style-name="Standard">
      <style:text-properties style:font-name="Arial" officeooo:paragraph-rsid="0011b2b1"/>
    </style:style>
    <style:style style:name="P16" style:family="paragraph" style:parent-style-name="Standard">
      <style:text-properties style:font-name="Arial" officeooo:paragraph-rsid="0011d259"/>
    </style:style>
    <style:style style:name="P17" style:family="paragraph" style:parent-style-name="Standard">
      <style:text-properties style:font-name="Arial" officeooo:paragraph-rsid="002025d1"/>
    </style:style>
    <style:style style:name="P18" style:family="paragraph" style:parent-style-name="Standard">
      <style:text-properties style:font-name="Arial" officeooo:paragraph-rsid="00113366"/>
    </style:style>
    <style:style style:name="P19" style:family="paragraph" style:parent-style-name="Standard">
      <style:text-properties style:font-name="Arial" officeooo:rsid="001cf789" officeooo:paragraph-rsid="001ea061"/>
    </style:style>
    <style:style style:name="P20" style:family="paragraph" style:parent-style-name="Standard">
      <style:text-properties style:font-name="Arial" officeooo:paragraph-rsid="0018ff3b"/>
    </style:style>
    <style:style style:name="P21" style:family="paragraph" style:parent-style-name="Standard">
      <style:paragraph-properties fo:text-align="justify" style:justify-single-word="false"/>
      <style:text-properties style:font-name="Arial" officeooo:paragraph-rsid="0017aef1"/>
    </style:style>
    <style:style style:name="P22" style:family="paragraph" style:parent-style-name="Standard">
      <style:paragraph-properties fo:text-align="justify" style:justify-single-word="false"/>
      <style:text-properties style:font-name="Arial" officeooo:paragraph-rsid="001b00fa"/>
    </style:style>
    <style:style style:name="P23" style:family="paragraph" style:parent-style-name="Standard">
      <style:paragraph-properties fo:text-align="justify" style:justify-single-word="false"/>
      <style:text-properties style:font-name="Arial" officeooo:paragraph-rsid="004f62d6"/>
    </style:style>
    <style:style style:name="P24" style:family="paragraph" style:parent-style-name="Standard">
      <style:paragraph-properties fo:text-align="justify" style:justify-single-word="false"/>
      <style:text-properties style:font-name="Arial" officeooo:paragraph-rsid="0011d259"/>
    </style:style>
    <style:style style:name="P25" style:family="paragraph" style:parent-style-name="Standard">
      <style:paragraph-properties fo:text-align="justify" style:justify-single-word="false"/>
      <style:text-properties style:font-name="Arial" officeooo:paragraph-rsid="00113366"/>
    </style:style>
    <style:style style:name="P26" style:family="paragraph" style:parent-style-name="Standard">
      <style:paragraph-properties fo:text-align="justify" style:justify-single-word="false"/>
      <style:text-properties style:font-name="Arial" officeooo:paragraph-rsid="0041e21b"/>
    </style:style>
    <style:style style:name="P27" style:family="paragraph" style:parent-style-name="Standard">
      <style:paragraph-properties fo:text-align="justify" style:justify-single-word="false"/>
      <style:text-properties style:font-name="Arial" officeooo:paragraph-rsid="0011b2b1"/>
    </style:style>
    <style:style style:name="P28" style:family="paragraph" style:parent-style-name="Standard">
      <style:paragraph-properties fo:text-align="justify" style:justify-single-word="false"/>
      <style:text-properties style:font-name="Arial" officeooo:paragraph-rsid="003e78cc"/>
    </style:style>
    <style:style style:name="P29" style:family="paragraph" style:parent-style-name="Standard">
      <style:paragraph-properties fo:text-align="justify" style:justify-single-word="false"/>
      <style:text-properties style:font-name="Arial" officeooo:paragraph-rsid="0044e919"/>
    </style:style>
    <style:style style:name="P30" style:family="paragraph" style:parent-style-name="Standard">
      <style:text-properties style:font-name="Arial" officeooo:rsid="002a3148" officeooo:paragraph-rsid="002a3148"/>
    </style:style>
    <style:style style:name="P31" style:family="paragraph" style:parent-style-name="Standard">
      <style:text-properties style:font-name="Arial" officeooo:rsid="002a3148" officeooo:paragraph-rsid="0037e667"/>
    </style:style>
    <style:style style:name="P32" style:family="paragraph" style:parent-style-name="Standard">
      <style:paragraph-properties fo:text-align="justify" style:justify-single-word="false"/>
      <style:text-properties style:font-name="Arial" officeooo:rsid="0037e667" officeooo:paragraph-rsid="0037e667"/>
    </style:style>
    <style:style style:name="P33" style:family="paragraph" style:parent-style-name="Standard">
      <style:text-properties style:font-name="Arial" fo:font-weight="normal" officeooo:rsid="003a1581" officeooo:paragraph-rsid="003a1581" style:font-weight-asian="normal" style:font-weight-complex="normal"/>
    </style:style>
    <style:style style:name="P34" style:family="paragraph" style:parent-style-name="Standard">
      <style:text-properties style:font-name="Arial" officeooo:paragraph-rsid="003e78cc"/>
    </style:style>
    <style:style style:name="P35" style:family="paragraph" style:parent-style-name="Standard">
      <style:text-properties style:font-name="Arial" officeooo:paragraph-rsid="0041e21b"/>
    </style:style>
    <style:style style:name="P36" style:family="paragraph" style:parent-style-name="Standard">
      <style:paragraph-properties fo:text-align="justify" style:justify-single-word="false"/>
      <style:text-properties style:font-name="Arial" officeooo:rsid="0018cae8" officeooo:paragraph-rsid="0018cae8"/>
    </style:style>
    <style:style style:name="P37" style:family="paragraph" style:parent-style-name="Standard">
      <style:paragraph-properties fo:text-align="justify" style:justify-single-word="false"/>
      <style:text-properties style:font-name="Arial" officeooo:rsid="0011b2b1" officeooo:paragraph-rsid="0011b2b1"/>
    </style:style>
    <style:style style:name="P38" style:family="paragraph" style:parent-style-name="Standard">
      <style:text-properties style:font-name="Arial" officeooo:paragraph-rsid="0018cae8"/>
    </style:style>
    <style:style style:name="P39" style:family="paragraph" style:parent-style-name="Standard">
      <style:paragraph-properties fo:text-align="justify" style:justify-single-word="false"/>
      <style:text-properties style:font-name="Arial" officeooo:rsid="004e7b1c" officeooo:paragraph-rsid="0050e211"/>
    </style:style>
    <style:style style:name="P40" style:family="paragraph" style:parent-style-name="Standard">
      <style:text-properties officeooo:paragraph-rsid="0011b2b1"/>
    </style:style>
    <style:style style:name="P41" style:family="paragraph" style:parent-style-name="Standard">
      <style:text-properties officeooo:rsid="001b00fa" officeooo:paragraph-rsid="001b00fa"/>
    </style:style>
    <style:style style:name="P42" style:family="paragraph" style:parent-style-name="Standard">
      <style:text-properties officeooo:paragraph-rsid="001cf789"/>
    </style:style>
    <style:style style:name="P43" style:family="paragraph" style:parent-style-name="Standard">
      <style:text-properties officeooo:paragraph-rsid="001ea061"/>
    </style:style>
    <style:style style:name="P44" style:family="paragraph" style:parent-style-name="Standard">
      <style:text-properties officeooo:paragraph-rsid="003a1581"/>
    </style:style>
    <style:style style:name="P45" style:family="paragraph" style:parent-style-name="Standard">
      <style:text-properties officeooo:paragraph-rsid="004e7b1c"/>
    </style:style>
    <style:style style:name="P46" style:family="paragraph" style:parent-style-name="Standard">
      <style:paragraph-properties fo:text-align="justify" style:justify-single-word="false"/>
      <style:text-properties officeooo:paragraph-rsid="004f62d6"/>
    </style:style>
    <style:style style:name="P47" style:family="paragraph" style:parent-style-name="Standard">
      <style:paragraph-properties fo:text-align="justify" style:justify-single-word="false"/>
      <style:text-properties officeooo:paragraph-rsid="0011b2b1"/>
    </style:style>
    <style:style style:name="P48" style:family="paragraph" style:parent-style-name="Standard">
      <style:paragraph-properties fo:text-align="justify" style:justify-single-word="false"/>
      <style:text-properties officeooo:paragraph-rsid="001cf789"/>
    </style:style>
    <style:style style:name="P49" style:family="paragraph" style:parent-style-name="Standard">
      <style:paragraph-properties fo:text-align="justify" style:justify-single-word="false"/>
      <style:text-properties officeooo:paragraph-rsid="00490f17"/>
    </style:style>
    <style:style style:name="P50" style:family="paragraph" style:parent-style-name="Standard">
      <style:paragraph-properties fo:text-align="justify" style:justify-single-word="false"/>
      <style:text-properties officeooo:paragraph-rsid="001ea061"/>
    </style:style>
    <style:style style:name="P51" style:family="paragraph" style:parent-style-name="Standard">
      <style:paragraph-properties fo:text-align="justify" style:justify-single-word="false"/>
      <style:text-properties officeooo:paragraph-rsid="0050e211"/>
    </style:style>
    <style:style style:name="P52" style:family="paragraph" style:parent-style-name="Standard">
      <style:paragraph-properties fo:text-align="justify" style:justify-single-word="false"/>
      <style:text-properties officeooo:paragraph-rsid="00666bc5"/>
    </style:style>
    <style:style style:name="P53" style:family="paragraph" style:parent-style-name="Standard">
      <style:paragraph-properties fo:text-align="justify" style:justify-single-word="false"/>
      <style:text-properties officeooo:rsid="005049b0" officeooo:paragraph-rsid="005049b0"/>
    </style:style>
    <style:style style:name="P54" style:family="paragraph" style:parent-style-name="Standard">
      <style:paragraph-properties fo:text-align="start" style:justify-single-word="false"/>
      <style:text-properties officeooo:paragraph-rsid="005aa581"/>
    </style:style>
    <style:style style:name="P55" style:family="paragraph" style:parent-style-name="Standard">
      <style:paragraph-properties fo:text-align="start" style:justify-single-word="false"/>
      <style:text-properties officeooo:paragraph-rsid="005f3824"/>
    </style:style>
    <style:style style:name="P56" style:family="paragraph" style:parent-style-name="Standard">
      <style:text-properties officeooo:paragraph-rsid="0063c2ab"/>
    </style:style>
    <style:style style:name="P57" style:family="paragraph" style:parent-style-name="Standard">
      <style:text-properties officeooo:paragraph-rsid="0065a80a"/>
    </style:style>
    <style:style style:name="P58" style:family="paragraph" style:parent-style-name="Standard" style:list-style-name="List_20_1">
      <style:text-properties style:font-name="Arial" officeooo:paragraph-rsid="0011d259"/>
    </style:style>
    <style:style style:name="P59" style:family="paragraph" style:parent-style-name="Standard" style:list-style-name="List_20_1">
      <style:text-properties style:font-name="Arial" officeooo:paragraph-rsid="0011b2b1"/>
    </style:style>
    <style:style style:name="P60" style:family="paragraph" style:parent-style-name="Standard" style:list-style-name="List_20_1">
      <style:text-properties style:font-name="Arial" officeooo:paragraph-rsid="003a1581"/>
    </style:style>
    <style:style style:name="P61" style:family="paragraph" style:parent-style-name="Standard" style:list-style-name="List_20_1">
      <style:text-properties style:font-name="Arial" officeooo:paragraph-rsid="0044e919"/>
    </style:style>
    <style:style style:name="P62" style:family="paragraph" style:parent-style-name="Standard" style:list-style-name="List_20_1">
      <style:text-properties style:font-name="Arial" officeooo:paragraph-rsid="004b8244"/>
    </style:style>
    <style:style style:name="P63" style:family="paragraph" style:parent-style-name="Standard" style:list-style-name="L1">
      <style:text-properties style:font-name="Arial" officeooo:paragraph-rsid="0041e21b"/>
    </style:style>
    <style:style style:name="P64" style:family="paragraph" style:parent-style-name="Standard" style:list-style-name="L1">
      <style:text-properties style:font-name="Arial" officeooo:paragraph-rsid="003e78cc"/>
    </style:style>
    <style:style style:name="P65" style:family="paragraph" style:parent-style-name="Standard" style:list-style-name="L1">
      <style:text-properties style:font-name="Arial" fo:font-weight="bold" officeooo:rsid="0018cae8" officeooo:paragraph-rsid="0041e21b" style:font-weight-asian="bold" style:font-weight-complex="bold"/>
    </style:style>
    <style:style style:name="P66" style:family="paragraph" style:parent-style-name="Standard" style:list-style-name="List_20_1">
      <style:text-properties style:font-name="Arial" officeooo:rsid="0018cae8" officeooo:paragraph-rsid="0011b2b1"/>
    </style:style>
    <style:style style:name="P67" style:family="paragraph" style:parent-style-name="Standard" style:list-style-name="L1">
      <style:text-properties style:font-name="Arial" style:text-underline-style="none" officeooo:rsid="003c8612" officeooo:paragraph-rsid="004c7715"/>
    </style:style>
    <style:style style:name="P68" style:family="paragraph" style:parent-style-name="Standard" style:list-style-name="L1">
      <style:text-properties style:font-name="Arial" officeooo:rsid="003c8612" officeooo:paragraph-rsid="004c7715"/>
    </style:style>
    <style:style style:name="P69" style:family="paragraph" style:parent-style-name="Standard" style:list-style-name="L1">
      <style:text-properties officeooo:paragraph-rsid="0041e21b"/>
    </style:style>
    <style:style style:name="P70" style:family="paragraph" style:parent-style-name="Standard" style:list-style-name="L1">
      <style:text-properties officeooo:paragraph-rsid="0044e919"/>
    </style:style>
    <style:style style:name="P71" style:family="paragraph" style:parent-style-name="Standard" style:list-style-name="L1">
      <style:text-properties officeooo:paragraph-rsid="003e78cc"/>
    </style:style>
    <style:style style:name="P72" style:family="paragraph" style:parent-style-name="Standard" style:list-style-name="L1">
      <style:text-properties officeooo:rsid="003f06d8" officeooo:paragraph-rsid="003f06d8"/>
    </style:style>
    <style:style style:name="P73" style:family="paragraph" style:parent-style-name="Standard">
      <style:paragraph-properties fo:text-align="justify" style:justify-single-word="false"/>
      <style:text-properties officeooo:rsid="001b00fa" officeooo:paragraph-rsid="00691a56"/>
    </style:style>
    <style:style style:name="T1" style:family="text">
      <style:text-properties officeooo:rsid="0062c232"/>
    </style:style>
    <style:style style:name="T2" style:family="text">
      <style:text-properties officeooo:rsid="0052bede"/>
    </style:style>
    <style:style style:name="T3" style:family="text">
      <style:text-properties officeooo:rsid="00113366"/>
    </style:style>
    <style:style style:name="T4" style:family="text">
      <style:text-properties fo:font-weight="bold" style:font-weight-asian="bold" style:font-weight-complex="bold"/>
    </style:style>
    <style:style style:name="T5" style:family="text">
      <style:text-properties fo:font-weight="bold" officeooo:rsid="0011b2b1" style:font-weight-asian="bold" style:font-weight-complex="bold"/>
    </style:style>
    <style:style style:name="T6" style:family="text">
      <style:text-properties fo:font-weight="bold" officeooo:rsid="0011d259" style:font-weight-asian="bold" style:font-weight-complex="bold"/>
    </style:style>
    <style:style style:name="T7" style:family="text">
      <style:text-properties fo:font-weight="bold" officeooo:rsid="002025d1" style:font-weight-asian="bold" style:font-weight-complex="bold"/>
    </style:style>
    <style:style style:name="T8" style:family="text">
      <style:text-properties fo:font-weight="bold" officeooo:rsid="001a4815" style:font-weight-asian="bold" style:font-weight-complex="bold"/>
    </style:style>
    <style:style style:name="T9" style:family="text">
      <style:text-properties fo:font-weight="bold" officeooo:rsid="003a1581" style:font-weight-asian="bold" style:font-weight-complex="bold"/>
    </style:style>
    <style:style style:name="T10" style:family="text">
      <style:text-properties fo:font-weight="bold" officeooo:rsid="003e78cc" style:font-weight-asian="bold" style:font-weight-complex="bold"/>
    </style:style>
    <style:style style:name="T11" style:family="text">
      <style:text-properties fo:font-weight="bold" officeooo:rsid="0050e211" style:font-weight-asian="bold" style:font-weight-complex="bold"/>
    </style:style>
    <style:style style:name="T12" style:family="text">
      <style:text-properties style:font-name="Arial"/>
    </style:style>
    <style:style style:name="T13" style:family="text">
      <style:text-properties style:font-name="Arial" officeooo:rsid="0011d259"/>
    </style:style>
    <style:style style:name="T14" style:family="text">
      <style:text-properties style:font-name="Arial" officeooo:rsid="0017aef1"/>
    </style:style>
    <style:style style:name="T15" style:family="text">
      <style:text-properties style:font-name="Arial" fo:font-weight="normal" style:font-weight-asian="normal" style:font-weight-complex="normal"/>
    </style:style>
    <style:style style:name="T16" style:family="text">
      <style:text-properties style:font-name="Arial" fo:font-weight="normal" officeooo:rsid="001cf789" style:font-weight-asian="normal" style:font-weight-complex="normal"/>
    </style:style>
    <style:style style:name="T17" style:family="text">
      <style:text-properties style:font-name="Arial" fo:font-weight="normal" officeooo:rsid="002885e9" style:font-weight-asian="normal" style:font-weight-complex="normal"/>
    </style:style>
    <style:style style:name="T18" style:family="text">
      <style:text-properties style:font-name="Arial" fo:font-weight="normal" officeooo:rsid="0035581d" style:font-weight-asian="normal" style:font-weight-complex="normal"/>
    </style:style>
    <style:style style:name="T19" style:family="text">
      <style:text-properties style:font-name="Arial" fo:font-weight="normal" officeooo:rsid="00490f17" style:font-weight-asian="normal" style:font-weight-complex="normal"/>
    </style:style>
    <style:style style:name="T20" style:family="text">
      <style:text-properties style:font-name="Arial" fo:font-weight="normal" officeooo:rsid="004e7b1c" style:font-weight-asian="normal" style:font-weight-complex="normal"/>
    </style:style>
    <style:style style:name="T21" style:family="text">
      <style:text-properties style:font-name="Arial" fo:font-weight="normal" officeooo:rsid="005aa581" style:font-weight-asian="normal" style:font-weight-complex="normal"/>
    </style:style>
    <style:style style:name="T22" style:family="text">
      <style:text-properties style:font-name="Arial" fo:font-weight="normal" officeooo:rsid="005c07f3" style:font-weight-asian="normal" style:font-weight-complex="normal"/>
    </style:style>
    <style:style style:name="T23" style:family="text">
      <style:text-properties style:font-name="Arial" fo:font-weight="normal" officeooo:rsid="005f3824" style:font-weight-asian="normal" style:font-weight-complex="normal"/>
    </style:style>
    <style:style style:name="T24" style:family="text">
      <style:text-properties style:font-name="Arial" fo:font-weight="normal" officeooo:rsid="0065a80a" style:font-weight-asian="normal" style:font-weight-complex="normal"/>
    </style:style>
    <style:style style:name="T25" style:family="text">
      <style:text-properties style:font-name="Arial" fo:font-weight="normal" officeooo:rsid="00666bc5" style:font-weight-asian="normal" style:font-weight-complex="normal"/>
    </style:style>
    <style:style style:name="T26" style:family="text">
      <style:text-properties style:font-name="Arial" fo:font-weight="normal" officeooo:rsid="003c8612" style:font-weight-asian="normal" style:font-weight-complex="normal"/>
    </style:style>
    <style:style style:name="T27" style:family="text">
      <style:text-properties style:font-name="Arial" fo:font-weight="normal" officeooo:rsid="0039bea7" style:font-weight-asian="normal" style:font-weight-complex="normal"/>
    </style:style>
    <style:style style:name="T28" style:family="text">
      <style:text-properties style:font-name="Arial" fo:font-weight="normal" fo:background-color="transparent" loext:char-shading-value="0" style:font-weight-asian="normal" style:font-weight-complex="normal"/>
    </style:style>
    <style:style style:name="T29" style:family="text">
      <style:text-properties style:font-name="Arial" fo:font-weight="normal" officeooo:rsid="002885e9" fo:background-color="transparent" loext:char-shading-value="0" style:font-weight-asian="normal" style:font-weight-complex="normal"/>
    </style:style>
    <style:style style:name="T30" style:family="text">
      <style:text-properties style:font-name="Arial" officeooo:rsid="001b00fa"/>
    </style:style>
    <style:style style:name="T31" style:family="text">
      <style:text-properties style:font-name="Arial" officeooo:rsid="001cf789"/>
    </style:style>
    <style:style style:name="T32" style:family="text">
      <style:text-properties style:font-name="Arial" officeooo:rsid="002257fc"/>
    </style:style>
    <style:style style:name="T33" style:family="text">
      <style:text-properties style:font-name="Arial" officeooo:rsid="002422cb"/>
    </style:style>
    <style:style style:name="T34" style:family="text">
      <style:text-properties style:font-name="Arial" officeooo:rsid="0026a605"/>
    </style:style>
    <style:style style:name="T35" style:family="text">
      <style:text-properties style:font-name="Arial" officeooo:rsid="002885e9"/>
    </style:style>
    <style:style style:name="T36" style:family="text">
      <style:text-properties style:font-name="Arial" officeooo:rsid="003460b9"/>
    </style:style>
    <style:style style:name="T37" style:family="text">
      <style:text-properties style:font-name="Arial" officeooo:rsid="0035581d"/>
    </style:style>
    <style:style style:name="T38" style:family="text">
      <style:text-properties style:font-name="Arial" fo:font-weight="bold" officeooo:rsid="004f62d6" style:font-weight-asian="bold" style:font-weight-complex="bold"/>
    </style:style>
    <style:style style:name="T39" style:family="text">
      <style:text-properties style:font-name="Arial" fo:font-weight="bold" officeooo:rsid="0050e211" style:font-weight-asian="bold" style:font-weight-complex="bold"/>
    </style:style>
    <style:style style:name="T40" style:family="text">
      <style:text-properties style:font-name="Arial" fo:font-weight="bold" officeooo:rsid="005aa581" style:font-weight-asian="bold" style:font-weight-complex="bold"/>
    </style:style>
    <style:style style:name="T41" style:family="text">
      <style:text-properties style:font-name="Arial" fo:font-weight="bold" officeooo:rsid="005c07f3" style:font-weight-asian="bold" style:font-weight-complex="bold"/>
    </style:style>
    <style:style style:name="T42" style:family="text">
      <style:text-properties style:font-name="Arial" fo:font-weight="bold" officeooo:rsid="005fe254" style:font-weight-asian="bold" style:font-weight-complex="bold"/>
    </style:style>
    <style:style style:name="T43" style:family="text">
      <style:text-properties style:font-name="Arial" fo:font-weight="bold" officeooo:rsid="0065a80a" style:font-weight-asian="bold" style:font-weight-complex="bold"/>
    </style:style>
    <style:style style:name="T44" style:family="text">
      <style:text-properties style:font-name="Arial" fo:font-weight="bold" officeooo:rsid="00666bc5" style:font-weight-asian="bold" style:font-weight-complex="bold"/>
    </style:style>
    <style:style style:name="T45" style:family="text">
      <style:text-properties style:font-name="Arial" officeooo:rsid="003a1581"/>
    </style:style>
    <style:style style:name="T46" style:family="text">
      <style:text-properties style:font-name="Arial" officeooo:rsid="003c8612"/>
    </style:style>
    <style:style style:name="T47" style:family="text">
      <style:text-properties style:font-name="Arial" officeooo:rsid="003ae200"/>
    </style:style>
    <style:style style:name="T48" style:family="text">
      <style:text-properties style:font-name="Arial" officeooo:rsid="003e78cc"/>
    </style:style>
    <style:style style:name="T49" style:family="text">
      <style:text-properties style:font-name="Arial" officeooo:rsid="0039bea7"/>
    </style:style>
    <style:style style:name="T50" style:family="text">
      <style:text-properties style:font-name="Arial" officeooo:rsid="0018cae8"/>
    </style:style>
    <style:style style:name="T51" style:family="text">
      <style:text-properties style:font-name="Arial" officeooo:rsid="002025d1"/>
    </style:style>
    <style:style style:name="T52" style:family="text">
      <style:text-properties style:font-name="Arial" officeooo:rsid="0043b0d7"/>
    </style:style>
    <style:style style:name="T53" style:family="text">
      <style:text-properties style:font-name="Arial" officeooo:rsid="0044e919"/>
    </style:style>
    <style:style style:name="T54" style:family="text">
      <style:text-properties style:font-name="Arial" officeooo:rsid="00490f17"/>
    </style:style>
    <style:style style:name="T55" style:family="text">
      <style:text-properties style:font-name="Arial" officeooo:rsid="00494a79"/>
    </style:style>
    <style:style style:name="T56" style:family="text">
      <style:text-properties style:font-name="Arial" officeooo:rsid="004e7b1c"/>
    </style:style>
    <style:style style:name="T57" style:family="text">
      <style:text-properties style:font-name="Arial" officeooo:rsid="004f62d6"/>
    </style:style>
    <style:style style:name="T58" style:family="text">
      <style:text-properties style:font-name="Arial" officeooo:rsid="0050e211"/>
    </style:style>
    <style:style style:name="T59" style:family="text">
      <style:text-properties style:font-name="Arial" officeooo:rsid="00548c19"/>
    </style:style>
    <style:style style:name="T60" style:family="text">
      <style:text-properties style:font-name="Arial" fo:font-size="10pt" style:font-size-asian="10pt" style:font-size-complex="10pt"/>
    </style:style>
    <style:style style:name="T61" style:family="text">
      <style:text-properties style:font-name="Arial" fo:font-size="10pt" officeooo:rsid="002885e9" style:font-size-asian="10pt" style:font-size-complex="10pt"/>
    </style:style>
    <style:style style:name="T62" style:family="text">
      <style:text-properties style:font-name="Arial" fo:font-size="10pt" fo:font-style="italic" officeooo:rsid="005aa581" style:font-size-asian="10pt" style:font-style-asian="italic" style:font-size-complex="10pt" style:font-style-complex="italic"/>
    </style:style>
    <style:style style:name="T63" style:family="text">
      <style:text-properties style:font-name="Arial" fo:font-size="10pt" fo:font-style="italic" officeooo:rsid="002885e9" style:font-size-asian="10pt" style:font-style-asian="italic" style:font-size-complex="10pt" style:font-style-complex="italic"/>
    </style:style>
    <style:style style:name="T64" style:family="text">
      <style:text-properties style:font-name="Arial" fo:font-size="10pt" fo:font-style="italic" officeooo:rsid="0039bea7" style:font-size-asian="10pt" style:font-style-asian="italic" style:font-size-complex="10pt" style:font-style-complex="italic"/>
    </style:style>
    <style:style style:name="T65" style:family="text">
      <style:text-properties style:font-name="Arial" fo:font-size="10pt" fo:font-style="italic" officeooo:rsid="003c8612" style:font-size-asian="10pt" style:font-style-asian="italic" style:font-size-complex="10pt" style:font-style-complex="italic"/>
    </style:style>
    <style:style style:name="T66" style:family="text">
      <style:text-properties style:font-name="Arial" fo:font-size="10pt" fo:font-style="italic" fo:font-weight="normal" officeooo:rsid="005aa581" style:font-size-asian="10pt" style:font-style-asian="italic" style:font-weight-asian="normal" style:font-size-complex="10pt" style:font-style-complex="italic" style:font-weight-complex="normal"/>
    </style:style>
    <style:style style:name="T67" style:family="text">
      <style:text-properties style:font-name="Arial" fo:font-size="10pt" fo:font-style="italic" fo:font-weight="normal" officeooo:rsid="002885e9" style:font-size-asian="10pt" style:font-style-asian="italic" style:font-weight-asian="normal" style:font-size-complex="10pt" style:font-style-complex="italic" style:font-weight-complex="normal"/>
    </style:style>
    <style:style style:name="T68" style:family="text">
      <style:text-properties style:font-name="Arial" fo:font-size="10pt" fo:font-style="italic" fo:font-weight="normal" officeooo:rsid="0039bea7" style:font-size-asian="10pt" style:font-style-asian="italic" style:font-weight-asian="normal" style:font-size-complex="10pt" style:font-style-complex="italic" style:font-weight-complex="normal"/>
    </style:style>
    <style:style style:name="T69" style:family="text">
      <style:text-properties style:font-name="Arial" fo:font-size="10pt" fo:font-style="italic" fo:font-weight="normal" officeooo:rsid="003c8612" style:font-size-asian="10pt" style:font-style-asian="italic" style:font-weight-asian="normal" style:font-size-complex="10pt" style:font-style-complex="italic" style:font-weight-complex="normal"/>
    </style:style>
    <style:style style:name="T70" style:family="text">
      <style:text-properties style:font-name="Arial" fo:font-size="10pt" fo:font-style="italic" fo:font-weight="normal" officeooo:rsid="005fe254" style:font-size-asian="10pt" style:font-style-asian="italic" style:font-weight-asian="normal" style:font-size-complex="10pt" style:font-style-complex="italic" style:font-weight-complex="normal"/>
    </style:style>
    <style:style style:name="T71" style:family="text">
      <style:text-properties style:font-name="Arial" fo:font-size="10pt" fo:font-weight="normal" officeooo:rsid="004e7b1c" style:font-size-asian="10pt" style:font-weight-asian="normal" style:font-size-complex="10pt" style:font-weight-complex="normal"/>
    </style:style>
    <style:style style:name="T72" style:family="text">
      <style:text-properties style:font-name="Arial" fo:font-size="10pt" fo:font-weight="normal" officeooo:rsid="002885e9" style:font-size-asian="10pt" style:font-weight-asian="normal" style:font-size-complex="10pt" style:font-weight-complex="normal"/>
    </style:style>
    <style:style style:name="T73" style:family="text">
      <style:text-properties style:font-name="Arial" officeooo:rsid="005fe254"/>
    </style:style>
    <style:style style:name="T74" style:family="text">
      <style:text-properties officeooo:rsid="0011b2b1"/>
    </style:style>
    <style:style style:name="T75" style:family="text">
      <style:text-properties officeooo:rsid="0011d259"/>
    </style:style>
    <style:style style:name="T76" style:family="text">
      <style:text-properties officeooo:rsid="0015f73c"/>
    </style:style>
    <style:style style:name="T77" style:family="text">
      <style:text-properties officeooo:rsid="0018cae8"/>
    </style:style>
    <style:style style:name="T78" style:family="text">
      <style:text-properties fo:font-weight="normal" style:font-weight-asian="normal" style:font-weight-complex="normal"/>
    </style:style>
    <style:style style:name="T79" style:family="text">
      <style:text-properties fo:font-weight="normal" officeooo:rsid="001a4815" style:font-weight-asian="normal" style:font-weight-complex="normal"/>
    </style:style>
    <style:style style:name="T80" style:family="text">
      <style:text-properties fo:font-weight="normal" officeooo:rsid="001b00fa" style:font-weight-asian="normal" style:font-weight-complex="normal"/>
    </style:style>
    <style:style style:name="T81" style:family="text">
      <style:text-properties fo:font-weight="normal" officeooo:rsid="0017aef1" style:font-weight-asian="normal" style:font-weight-complex="normal"/>
    </style:style>
    <style:style style:name="T82" style:family="text">
      <style:text-properties fo:font-weight="normal" officeooo:rsid="001ea061" style:font-weight-asian="normal" style:font-weight-complex="normal"/>
    </style:style>
    <style:style style:name="T83" style:family="text">
      <style:text-properties fo:font-weight="normal" officeooo:rsid="0011d259" style:font-weight-asian="normal" style:font-weight-complex="normal"/>
    </style:style>
    <style:style style:name="T84" style:family="text">
      <style:text-properties fo:font-weight="normal" officeooo:rsid="0025347e" style:font-weight-asian="normal" style:font-weight-complex="normal"/>
    </style:style>
    <style:style style:name="T85" style:family="text">
      <style:text-properties fo:font-weight="normal" officeooo:rsid="0035581d" style:font-weight-asian="normal" style:font-weight-complex="normal"/>
    </style:style>
    <style:style style:name="T86" style:family="text">
      <style:text-properties fo:font-weight="normal" officeooo:rsid="00490f17" style:font-weight-asian="normal" style:font-weight-complex="normal"/>
    </style:style>
    <style:style style:name="T87" style:family="text">
      <style:text-properties officeooo:rsid="001b00fa"/>
    </style:style>
    <style:style style:name="T88" style:family="text">
      <style:text-properties officeooo:rsid="002025d1"/>
    </style:style>
    <style:style style:name="T89" style:family="text">
      <style:text-properties officeooo:rsid="0020a619"/>
    </style:style>
    <style:style style:name="T90" style:family="text">
      <style:text-properties officeooo:rsid="002885e9"/>
    </style:style>
    <style:style style:name="T91" style:family="text">
      <style:text-properties fo:background-color="transparent" loext:char-shading-value="0"/>
    </style:style>
    <style:style style:name="T92" style:family="text">
      <style:text-properties officeooo:rsid="002885e9" fo:background-color="transparent" loext:char-shading-value="0"/>
    </style:style>
    <style:style style:name="T93" style:family="text">
      <style:text-properties officeooo:rsid="00490f17" fo:background-color="transparent" loext:char-shading-value="0"/>
    </style:style>
    <style:style style:name="T94" style:family="text">
      <style:text-properties officeooo:rsid="00362a67"/>
    </style:style>
    <style:style style:name="T95" style:family="text">
      <style:text-properties officeooo:rsid="0037e667"/>
    </style:style>
    <style:style style:name="T96" style:family="text">
      <style:text-properties officeooo:rsid="0039bea7"/>
    </style:style>
    <style:style style:name="T97" style:family="text">
      <style:text-properties officeooo:rsid="003a1581"/>
    </style:style>
    <style:style style:name="T98" style:family="text">
      <style:text-properties officeooo:rsid="003ae200"/>
    </style:style>
    <style:style style:name="T99" style:family="text">
      <style:text-properties officeooo:rsid="003c8612"/>
    </style:style>
    <style:style style:name="T100" style:family="text">
      <style:text-properties officeooo:rsid="003e78cc"/>
    </style:style>
    <style:style style:name="T101" style:family="text">
      <style:text-properties officeooo:rsid="0043b0d7"/>
    </style:style>
    <style:style style:name="T102" style:family="text">
      <style:text-properties officeooo:rsid="0044e919"/>
    </style:style>
    <style:style style:name="T103" style:family="text">
      <style:text-properties officeooo:rsid="0046ce48"/>
    </style:style>
    <style:style style:name="T104" style:family="text">
      <style:text-properties officeooo:rsid="00477f5f"/>
    </style:style>
    <style:style style:name="T105" style:family="text">
      <style:text-properties officeooo:rsid="004aae1a"/>
    </style:style>
    <style:style style:name="T106" style:family="text">
      <style:text-properties officeooo:rsid="004b8244"/>
    </style:style>
    <style:style style:name="T107" style:family="text">
      <style:text-properties officeooo:rsid="004c7715"/>
    </style:style>
    <style:style style:name="T108" style:family="text">
      <style:text-properties style:text-underline-style="none" officeooo:rsid="004c7715"/>
    </style:style>
    <style:style style:name="T109" style:family="text">
      <style:text-properties style:text-underline-style="none" officeooo:rsid="0018cae8"/>
    </style:style>
    <style:style style:name="T110" style:family="text">
      <style:text-properties style:text-underline-style="none" officeooo:rsid="004b8244"/>
    </style:style>
    <style:style style:name="T111" style:family="text">
      <style:text-properties style:text-underline-style="none" officeooo:rsid="002025d1"/>
    </style:style>
    <style:style style:name="T112" style:family="text">
      <style:text-properties officeooo:rsid="004d9e3f"/>
    </style:style>
    <style:style style:name="T113" style:family="text">
      <style:text-properties officeooo:rsid="004e7b1c"/>
    </style:style>
    <style:style style:name="T114" style:family="text">
      <style:text-properties officeooo:rsid="004f62d6"/>
    </style:style>
    <style:style style:name="T115" style:family="text">
      <style:text-properties officeooo:rsid="0050e211"/>
    </style:style>
    <style:style style:name="T116" style:family="text">
      <style:text-properties officeooo:rsid="005668c5"/>
    </style:style>
    <style:style style:name="T117" style:family="text">
      <style:text-properties officeooo:rsid="005822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Strong_20_Emphasis"><text:span text:style-name="T40">MAPOD 4D </text:span></text:span><text:span text:style-name="Strong_20_Emphasis"><text:span text:style-name="T12">LICENZA </text:span></text:span><text:span text:style-name="Strong_20_Emphasis"><text:span text:style-name="T33">D’USO </text:span></text:span><text:span text:style-name="Strong_20_Emphasis"><text:span text:style-name="T56">versione 0.1</text:span></text:span></text:p>
      <text:p text:style-name="P51"><text:span text:style-name="Strong_20_Emphasis"><text:span text:style-name="T58"/></text:span></text:p>
      <text:p text:style-name="P51"><text:span text:style-name="Strong_20_Emphasis"><text:span text:style-name="T58">1. </text:span></text:span><text:span text:style-name="Strong_20_Emphasis"><text:span text:style-name="T39">Premessa</text:span></text:span></text:p>
      <text:p text:style-name="P52"><text:span text:style-name="T35">L</text:span><text:span text:style-name="T36">a presente licenza definisce i diritti concessi dall</text:span><text:span text:style-name="T35">’</text:span><text:span text:style-name="T12">autore </text:span><text:span text:style-name="T36">o dal licenziatario in riferimento all</text:span><text:span text:style-name="T12">'</text:span><text:span text:style-name="T32">o</text:span><text:span text:style-name="T12">pera </text:span><text:span text:style-name="T37">(di seguito denominata anche “l’applicativo”) </text:span><text:span text:style-name="T32">con titolo </text:span><text:span text:style-name="Strong_20_Emphasis"><text:span text:style-name="T40">MAPOD 4D</text:span></text:span><text:span text:style-name="Strong_20_Emphasis"><text:span text:style-name="T42">,</text:span></text:span><text:span text:style-name="Strong_20_Emphasis"><text:span text:style-name="T40"> <text:s/></text:span></text:span><text:span text:style-name="Strong_20_Emphasis"><text:span text:style-name="T23">in ogni sua versione, </text:span></text:span><text:span text:style-name="T35">costituita da</text:span><text:span text:style-name="T73">i seguenti elementi :</text:span><text:span text:style-name="Strong_20_Emphasis"><text:span text:style-name="T20"> </text:span></text:span><text:span text:style-name="Strong_20_Emphasis"><text:span text:style-name="T40">(1)</text:span></text:span><text:span text:style-name="Strong_20_Emphasis"><text:span text:style-name="T21"> </text:span></text:span><text:span text:style-name="Strong_20_Emphasis"><text:span text:style-name="T41">mapod_mesh_lib; (2) mapod_tileset; (3) MapodTemplate. </text:span></text:span><text:span text:style-name="Strong_20_Emphasis"><text:span text:style-name="T44">I</text:span></text:span><text:span text:style-name="Strong_20_Emphasis"><text:span text:style-name="T22"> </text:span></text:span><text:span text:style-name="Strong_20_Emphasis"><text:span text:style-name="T25">D</text:span></text:span><text:span text:style-name="Strong_20_Emphasis"><text:span text:style-name="T22">igest </text:span></text:span><text:span text:style-name="Strong_20_Emphasis"><text:span text:style-name="T25">riportati nella </text:span></text:span><text:span text:style-name="Strong_20_Emphasis"><text:span text:style-name="T26">“nota </text:span></text:span><text:span text:style-name="Strong_20_Emphasis"><text:span text:style-name="T17">sulla paternit</text:span></text:span><text:span text:style-name="Strong_20_Emphasis"><text:span text:style-name="T27">à</text:span></text:span><text:span text:style-name="Strong_20_Emphasis"><text:span text:style-name="T17"> dell’opera e sul </text:span></text:span><text:span text:style-name="Strong_20_Emphasis"><text:span text:style-name="T26">d</text:span></text:span><text:span text:style-name="Strong_20_Emphasis"><text:span text:style-name="T17">iritto d’autore</text:span></text:span><text:span text:style-name="Strong_20_Emphasis"><text:span text:style-name="T26">” </text:span></text:span><text:span text:style-name="Strong_20_Emphasis"><text:span text:style-name="T25">identificano</text:span></text:span><text:span text:style-name="Strong_20_Emphasis"><text:span text:style-name="T24"> i</text:span></text:span><text:span text:style-name="Strong_20_Emphasis"><text:span text:style-name="T25">l</text:span></text:span><text:span text:style-name="Strong_20_Emphasis"><text:span text:style-name="T24"> </text:span></text:span><text:span text:style-name="Strong_20_Emphasis"><text:span text:style-name="T25">file compresso in formato zip che contiene l’opera.</text:span></text:span></text:p>
      <text:p text:style-name="P20"/>
      <text:p text:style-name="P53"><text:span text:style-name="T58">U</text:span><text:span text:style-name="T12">tilizzando l’opera il </text:span><text:span text:style-name="T58">L</text:span><text:span text:style-name="T12">icenziatario accetta di osservare ed applicare ogni condizione definita all’interno di questa licenza, compresi i punti 9,</text:span><text:span text:style-name="T59">10</text:span><text:span text:style-name="T12">, 15, 16, 17, 18, 19, </text:span><text:span text:style-name="T59">20</text:span><text:span text:style-name="T12">. </text:span><text:span text:style-name="T58">La violazione della presente licenza fa decadere automaticamente ogni diritto concesso al Licenziatario.</text:span></text:p>
      <text:p text:style-name="P20"/>
      <text:p text:style-name="Standard"><text:span text:style-name="Strong_20_Emphasis"><text:span text:style-name="T39">2</text:span></text:span><text:span text:style-name="Strong_20_Emphasis"><text:span text:style-name="T12">. Definizioni</text:span></text:span></text:p>
      <text:p text:style-name="P3"/>
      <text:p text:style-name="P21"><text:span text:style-name="T8">D</text:span><text:span text:style-name="T4">iritto d'autore : </text:span><text:span text:style-name="T79">l’</text:span><text:span text:style-name="T78">istituto giuridico del diritto privato che ha lo scopo di tutelare i frutti dell'attività intellettuale di carattere creativo (opere nuove ed originali), attraverso il riconoscimento all'autore originario dell'opera di una serie di diritti di carattere morale </text:span><text:span text:style-name="T79">e</text:span><text:span text:style-name="T78"> patrimoniale. Il diritto d'autore si applica ad arti figurative, architettura, teatro, cinematografia, programmi per elaboratore e banche dati.</text:span></text:p>
      <text:p text:style-name="P41"><text:span text:style-name="Strong_20_Emphasis"><text:span text:style-name="T12"/></text:span></text:p>
      <text:p text:style-name="P73"><text:span text:style-name="Strong_20_Emphasis"><text:span text:style-name="T12">Opera</text:span></text:span><text:span text:style-name="T15">: l'opera (ai sensi della legge 22 aprile 1941, n. 633) indicat</text:span><text:span text:style-name="T17">a</text:span><text:span text:style-name="T15"> nella presente licenza </text:span><text:span text:style-name="T18">con titolo “</text:span><text:span text:style-name="Strong_20_Emphasis"><text:span text:style-name="T40">MAPOD 4D</text:span></text:span><text:span text:style-name="T18">” </text:span><text:span text:style-name="T17">e</text:span><text:span text:style-name="T15"> denominata anche</text:span><text:span text:style-name="T28"> ”</text:span><text:span text:style-name="T29">l’applicativo</text:span><text:span text:style-name="T28">”.</text:span></text:p>
      <text:p text:style-name="P6"/>
      <text:p text:style-name="P22"><text:span text:style-name="T4">Copyright:</text:span><text:span text:style-name="T78"> </text:span><text:span text:style-name="T80">il </text:span><text:span text:style-name="T78">termine </text:span><text:span text:style-name="T80">copyright, </text:span><text:span text:style-name="T84">all’interno della presente licenza, </text:span><text:span text:style-name="T78">viene </text:span><text:span text:style-name="T84">utilizzato</text:span><text:span text:style-name="T78"> per indicare </text:span><text:span text:style-name="T83">il</text:span><text:span text:style-name="T78"> </text:span><text:span text:style-name="T86">complesso dei diritti in capo al suo autore, compresa la paternità dell’opera, i diritti patrimoniali e i diritti connessi.</text:span></text:p>
      <text:p text:style-name="P6"/>
      <text:p text:style-name="P13"><text:span text:style-name="T93">L</text:span><text:span text:style-name="T91">’</text:span><text:span text:style-name="T92">applicativo</text:span>: <text:span text:style-name="T81">l’</text:span><text:span text:style-name="T78">opera </text:span><text:span text:style-name="T81">s</text:span><text:span text:style-name="T78">oggetta a </text:span><text:span text:style-name="T80">diritto d’autore</text:span><text:span text:style-name="T78"> </text:span><text:span text:style-name="T85">e la cui paternità </text:span><text:span text:style-name="T86">e</text:span><text:span text:style-name="T82"> </text:span><text:span text:style-name="T80">copyright</text:span><text:span text:style-name="T85"> </text:span><text:span text:style-name="T86">sono</text:span><text:span text:style-name="T85"> in capo </text:span><text:span text:style-name="T80"><text:s/></text:span><text:span text:style-name="T85">all’autore della stessa nella sua versione originale,</text:span><text:span text:style-name="T80"> </text:span><text:span text:style-name="T78">rilasciata </text:span><text:span text:style-name="T80">secondo i termini e le condizioni di </text:span><text:span text:style-name="T78">questa Licenza. </text:span></text:p>
      <text:p text:style-name="P44"><text:span text:style-name="T12"><text:line-break/></text:span><text:span text:style-name="Strong_20_Emphasis"><text:span text:style-name="T12">Comunicazione</text:span></text:span><text:span text:style-name="T12">: l'impiego di un mezzo di diffusione che consenta di far pervenire al pubblico o di mettere a disposizione del pubblico l'</text:span><text:span text:style-name="T34">o</text:span><text:span text:style-name="T12">pera in modo che ciascuno possa avervi accesso </text:span><text:span text:style-name="T30">anche</text:span><text:span text:style-name="T12"> </text:span><text:span text:style-name="T13">in autonomia, </text:span><text:span text:style-name="T45">anche se il destinatario/ricevente <text:s/>è un solo soggetto</text:span><text:span text:style-name="T13">.</text:span></text:p>
      <text:p text:style-name="P47"><text:span text:style-name="T12"><text:line-break/></text:span><text:span text:style-name="Strong_20_Emphasis"><text:span text:style-name="T12">Distribuzione</text:span></text:span><text:span text:style-name="T12">: la messa in commercio o in circolazione, o comunque a disposizione del pubblico, con qualsiasi mezzo </text:span><text:span text:style-name="T34">o supporto</text:span><text:span text:style-name="T12"> ed a qualsiasi titolo, dell'</text:span><text:span text:style-name="T34">o</text:span><text:span text:style-name="T12">pera o degli esemplari di essa, </text:span><text:span text:style-name="T45">anche se il destinatario/ricevente è un solo soggetto</text:span><text:span text:style-name="T12">.</text:span></text:p>
      <text:p text:style-name="P40"><text:span text:style-name="T12"><text:line-break/></text:span><text:span text:style-name="Strong_20_Emphasis"><text:span text:style-name="T12">Documento informatico</text:span></text:span><text:span text:style-name="T12">: la rappresentazione informatica dell'</text:span><text:span text:style-name="T30">o</text:span><text:span text:style-name="T12">pera </text:span><text:span text:style-name="T37">o di parti di essa</text:span><text:span text:style-name="T12">.<text:line-break/></text:span></text:p>
      <text:p text:style-name="P3"><text:span text:style-name="T4">Codice Sorgente</text:span> : la forma dell'opera <text:span text:style-name="T87">che consente di </text:span>effettuar<text:span text:style-name="T87">n</text:span>e modifiche.</text:p>
      <text:p text:style-name="P15"/>
      <text:p text:style-name="P15"><text:span text:style-name="T4">Codice Oggetto</text:span> : qualunque forma dell'opera che non sia codice sorgente. </text:p>
      <text:p text:style-name="P42"><text:span text:style-name="Strong_20_Emphasis"><text:span text:style-name="T12"/></text:span></text:p>
      <text:p text:style-name="P48"><text:span text:style-name="Strong_20_Emphasis"><text:span text:style-name="T31">Autore </text:span></text:span><text:span text:style-name="Strong_20_Emphasis"><text:span text:style-name="T54">dell’Opera originale </text:span></text:span><text:span text:style-name="Strong_20_Emphasis"><text:span text:style-name="T31">: </text:span></text:span><text:span text:style-name="Strong_20_Emphasis"><text:span text:style-name="T16">il soggetto che ha creato l’opera originale ai sensi della legge 22 aprile 1941, n. 633, al quale spetta il diritto di paternità <text:s/>(non cedibile), e che può disporre dei diritti di sfruttamento economico e dei diritti connessi.</text:span></text:span></text:p>
      <text:p text:style-name="P42"><text:span text:style-name="Strong_20_Emphasis"><text:span text:style-name="T16"/></text:span></text:p>
      <text:p text:style-name="P49"><text:span text:style-name="Strong_20_Emphasis"><text:span text:style-name="T31">Autore </text:span></text:span><text:span text:style-name="Strong_20_Emphasis"><text:span text:style-name="T54">di modifiche all’Opera originale </text:span></text:span><text:span text:style-name="Strong_20_Emphasis"><text:span text:style-name="T31">: </text:span></text:span><text:span text:style-name="Strong_20_Emphasis"><text:span text:style-name="T16">il soggetto che ha </text:span></text:span><text:span text:style-name="Strong_20_Emphasis"><text:span text:style-name="T19">modificato </text:span></text:span><text:span text:style-name="Strong_20_Emphasis"><text:span text:style-name="T16">l’opera originale </text:span></text:span><text:span text:style-name="Strong_20_Emphasis"><text:span text:style-name="T19">e al quale spetta, </text:span></text:span><text:span text:style-name="Strong_20_Emphasis"><text:span text:style-name="T16">ai sensi della legge 22 aprile 1941, n. 633, <text:s/>il </text:span></text:span><text:span text:style-name="Strong_20_Emphasis"><text:span text:style-name="T19">riconoscimento</text:span></text:span><text:span text:style-name="Strong_20_Emphasis"><text:span text:style-name="T16"> d</text:span></text:span><text:span text:style-name="Strong_20_Emphasis"><text:span text:style-name="T19">ella</text:span></text:span><text:span text:style-name="Strong_20_Emphasis"><text:span text:style-name="T16"> paternità </text:span></text:span><text:span text:style-name="Strong_20_Emphasis"><text:span text:style-name="T19">in relazione alla sola modifica effettuata. Trattandosi di modifica ad un’opera esistente, l’autore della modifica non </text:span></text:span><text:soft-page-break/><text:span text:style-name="Strong_20_Emphasis"><text:span text:style-name="T19">potrà disporre dei diritti di sfruttamento economico e dei diritti connessi dell’opera risultante, derivata dall’originale o basata su di essa.</text:span></text:span></text:p>
      <text:p text:style-name="P42"><text:span text:style-name="Strong_20_Emphasis"><text:span text:style-name="T12"/></text:span></text:p>
      <text:p text:style-name="P50"><text:span text:style-name="Strong_20_Emphasis"><text:span text:style-name="T12">Licenziante</text:span></text:span><text:span text:style-name="T12">: la persona che concede in licenza l'</text:span><text:span text:style-name="T30">o</text:span><text:span text:style-name="T12">pera. </text:span><text:span text:style-name="T31">L’autore </text:span><text:span text:style-name="T55">dell’opera originale </text:span><text:span text:style-name="T31">è il primo licenziante dell’opera originale.</text:span></text:p>
      <text:p text:style-name="P19"/>
      <text:p text:style-name="P46"><text:span text:style-name="Strong_20_Emphasis"><text:span text:style-name="T31">Licenziatario</text:span></text:span><text:span text:style-name="T31">: la persona </text:span><text:span text:style-name="T14">o l’ente (azienda, organizzazione ecc.) </text:span><text:span text:style-name="T31">che acquisisce diritti nei termini e alle condizioni della presente licenza.</text:span></text:p>
      <text:p text:style-name="P23"/>
      <text:p text:style-name="P50"><text:span text:style-name="Strong_20_Emphasis"><text:span text:style-name="T12">Modifica o elaborazione </text:span></text:span><text:span text:style-name="T12">: la modifica o adattamento dell'</text:span><text:span text:style-name="T30">o</text:span><text:span text:style-name="T12">pera </text:span><text:span text:style-name="T13">da</text:span><text:span text:style-name="T30">l</text:span><text:span text:style-name="T13">la quale risulti un’</text:span><text:span text:style-name="T30">o</text:span><text:span text:style-name="T13">pera derivata dall’originale o basata sull’originale.</text:span></text:p>
      <text:p text:style-name="P43"><text:span text:style-name="T12"><text:line-break/></text:span><text:span text:style-name="Strong_20_Emphasis"><text:span text:style-name="T12">Opera derivata</text:span></text:span><text:span text:style-name="T12">: </text:span><text:span text:style-name="T13">il risultato di una modifica dell’opera originale </text:span></text:p>
      <text:p text:style-name="P46"><text:span text:style-name="T12"><text:line-break/></text:span><text:span text:style-name="Strong_20_Emphasis"><text:span text:style-name="T12">Misure tecnologiche di protezione</text:span></text:span><text:span text:style-name="T12">: tutte le tecnologie, i dispositivi o i componenti che, nel normale corso del loro funzionamento, sono destinati a impedire o limitare l'esercizio di diritti </text:span><text:span text:style-name="T13">compresi nella presente licenza.</text:span></text:p>
      <text:p text:style-name="P46"><text:span text:style-name="T12"><text:line-break/></text:span><text:span text:style-name="Strong_20_Emphasis"><text:span text:style-name="T12">Riproduzione</text:span></text:span><text:span text:style-name="T12">: la moltiplicazione in copie (diretta o indiretta, temporanea o permanente, parziale o totale) dell'Opera, in qualunque modo o forma.</text:span></text:p>
      <text:p text:style-name="P23"/>
      <text:p text:style-name="Standard"><text:span text:style-name="Strong_20_Emphasis"><text:span text:style-name="T39">3</text:span></text:span><text:span text:style-name="Strong_20_Emphasis"><text:span text:style-name="T12">. Durata</text:span></text:span></text:p>
      <text:p text:style-name="P24">Tutti i diritti <text:span text:style-name="T88">concessi</text:span> da questa Licenza sono garantiti <text:span text:style-name="T88">senza limiti di tempo </text:span>e sono irrevocabili ammesso che le condizioni indicate per ogni diritto siano rispettate. </text:p>
      <text:p text:style-name="P16"/>
      <text:p text:style-name="P16"><text:span text:style-name="T11">4</text:span><text:span text:style-name="T4">. </text:span><text:span text:style-name="T7">Diritto di u</text:span><text:span text:style-name="T6">tilizzo del</text:span><text:span text:style-name="T9">l’Opera</text:span><text:span text:style-name="T6"> da parte del Licenziatario</text:span></text:p>
      <text:p text:style-name="P24"><text:span text:style-name="T3">I</text:span>l licenziat<text:span text:style-name="T75">ario è autorizzato ad eseguire ed utilizzare </text:span><text:span text:style-name="T97">l’opera</text:span><text:span text:style-name="T75"> privatamente, </text:span><text:span text:style-name="T94">utilizzandola i</text:span><text:span text:style-name="T96">n forma di</text:span><text:span text:style-name="T94"> codice sorgente (ove ricevuto) e </text:span><text:span text:style-name="T96">di </text:span><text:span text:style-name="T105">codice oggetto</text:span><text:span text:style-name="T75">.</text:span></text:p>
      <text:p text:style-name="P16"/>
      <text:p text:style-name="P17"><text:span text:style-name="T11">5</text:span><text:span text:style-name="T4">. </text:span><text:span text:style-name="T7">Diritto di u</text:span><text:span text:style-name="T6">tilizzo del</text:span><text:span text:style-name="T9">l’Opera</text:span><text:span text:style-name="T6"> da parte del Licenziatario in pubblico o </text:span><text:span text:style-name="T7">di far </text:span><text:span text:style-name="T6">utilizz</text:span><text:span text:style-name="T7">are</text:span><text:span text:style-name="T6"> </text:span><text:span text:style-name="T7">il Programma a</text:span><text:span text:style-name="T6"> terzi</text:span></text:p>
      <text:p text:style-name="P16"><text:span text:style-name="T3">I</text:span>l licenziat<text:span text:style-name="T75">ario è autorizzato ad eseguire ed utilizzare </text:span><text:span text:style-name="T97">l’Opera</text:span><text:span text:style-name="T75"> in pubblico e a far</text:span><text:span text:style-name="T97">la</text:span><text:span text:style-name="T75"> utilizzare <text:s/>a terzi (senza distribuirne copie) a condizione che :</text:span></text:p>
      <text:p text:style-name="P16"/>
      <text:list xml:id="list3896941730" text:style-name="List_20_1">
        <text:list-item>
          <text:p text:style-name="P58"><text:span text:style-name="T75">comunichi al pubblico e ai terzi utilizzatori l</text:span>a “nota <text:span text:style-name="T90">sulla paternit</text:span><text:span text:style-name="T96">à</text:span><text:span text:style-name="T90"> dell’opera e sul </text:span>d<text:span text:style-name="T90">iritto d’autore</text:span>”</text:p>
        </text:list-item>
        <text:list-item>
          <text:p text:style-name="P58">lasci intatti tutti gli avvisi circa l'assenza di garanzia</text:p>
        </text:list-item>
        <text:list-item>
          <text:p text:style-name="P58"><text:span text:style-name="T75">renda disponibile al pubblico e ai terzi</text:span> questa Licenza <text:span text:style-name="T75">nel momento dell’utilizzo del</text:span><text:span text:style-name="T97">l’applicativo</text:span><text:line-break/></text:p>
        </text:list-item>
      </text:list>
      <text:p text:style-name="P7"><text:span text:style-name="T115">6</text:span><text:span text:style-name="T97">.</text:span> Distribuzione di Copie Esatte del codice sorgente <text:span text:style-name="T100">originale</text:span></text:p>
      <text:p text:style-name="P25"><text:span text:style-name="T3">I</text:span>l licenziatario è autorizzato a distribuire copie esatte del codice sorgente <text:span text:style-name="T100">originale </text:span>del<text:span text:style-name="T97">l’Opera</text:span> come lo ha ricevuto, con qualunque mezzo, a condizione che :</text:p>
      <text:p text:style-name="P18"/>
      <text:list xml:id="list214960020380672" text:continue-numbering="true" text:style-name="List_20_1">
        <text:list-item>
          <text:p text:style-name="P59">non richieda il pagamento di un prezzo o costo per la copia distribuita</text:p>
        </text:list-item>
        <text:list-item>
          <text:p text:style-name="P60">aggiunga in maniera appropriata su ciascuna copia la “nota <text:span text:style-name="T90">sulla paternit</text:span><text:span text:style-name="T96">à</text:span><text:span text:style-name="T90"> dell’opera e sul </text:span>d<text:span text:style-name="T90">iritto d’autore</text:span>”</text:p>
        </text:list-item>
        <text:list-item>
          <text:p text:style-name="P59">lasci intatti tutti gli avvisi circa l'assenza di garanzia</text:p>
        </text:list-item>
        <text:list-item>
          <text:p text:style-name="P59">fornisca a tutti i destinatari una copia di questa Licenza </text:p>
        </text:list-item>
        <text:list-item>
          <text:p text:style-name="P59">rilasci l'intera opera, nel suo complesso, sotto questa Licenza a chiunque venga in possesso di una copia di essa, <text:span text:style-name="T97">in qualsiasi formato</text:span>. Questa Licenza sarà pertanto applicata all'opera nel suo complesso, a tutte le sue parti, indipendentemente da come esse siano pacchettizzate. Questa Licenza nega il permesso di licenziare l'opera in qualunque altro modo. <text:span text:style-name="T77">Il destinatario dell’opera, assumendo il ruolo di Licenziatario, sarà soggetto ai termini e alle condizioni della pr</text:span><text:span text:style-name="T88">e</text:span><text:span text:style-name="T77">sente licenza.</text:span></text:p>
        </text:list-item>
      </text:list>
      <text:p text:style-name="P4"><text:soft-page-break/></text:p>
      <text:p text:style-name="P35"><text:span text:style-name="T11">7</text:span><text:span text:style-name="T5">. </text:span><text:span text:style-name="T4">Distribuzione </text:span><text:span text:style-name="T10">dell’opera originale</text:span><text:span text:style-name="T4"> in formato non sorgente</text:span> </text:p>
      <text:p text:style-name="P26">Il Licenziatario è autorizzato a distribuire <text:span text:style-name="T98">o comunicare l’applicativo originale</text:span><text:span text:style-name="T90"> </text:span>coperto da questa Licenza, in <text:span text:style-name="T88">ogni formato diverso dal codice sorgente, </text:span><text:span text:style-name="T100">alle seguenti condizioni :</text:span></text:p>
      <text:p text:style-name="P35"/>
      <text:list xml:id="list239885943" text:style-name="L1">
        <text:list-item>
          <text:p text:style-name="P69"><text:span text:style-name="T46">è consentito chi</text:span><text:span text:style-name="T52">e</text:span><text:span text:style-name="T46">dere</text:span><text:span text:style-name="T47"> un corrispettivo economico </text:span><text:span text:style-name="T48">per la distribuzione dell’opera originale in forma diversa dal codice sorgente</text:span></text:p>
        </text:list-item>
        <text:list-item>
          <text:p text:style-name="P69"><text:span text:style-name="T46">non è obbligatorio distribuire il codice sorgente originale insieme all’applicativo originale distribuito in forma non sorgente, </text:span><text:span text:style-name="T48">anche se lo si è ricevuto insieme all’applicativo originale</text:span></text:p>
        </text:list-item>
        <text:list-item>
          <text:p text:style-name="P69"><text:span text:style-name="T48">deve essere aggiunta </text:span><text:span text:style-name="T46">in maniera appropriata su ciascuna copia la “nota </text:span><text:span text:style-name="T35">sulla paternit</text:span><text:span text:style-name="T49">à</text:span><text:span text:style-name="T35"> dell’opera e sul </text:span><text:span text:style-name="T46">d</text:span><text:span text:style-name="T35">iritto d’autore</text:span><text:span text:style-name="T46">”</text:span></text:p>
        </text:list-item>
        <text:list-item>
          <text:p text:style-name="P63"><text:span text:style-name="T100">devono essere </text:span>lasci<text:span text:style-name="T100">ati</text:span> intatti tutti gli avvisi circa l'assenza di garanzia</text:p>
        </text:list-item>
        <text:list-item>
          <text:p text:style-name="P63"><text:span text:style-name="T100">deve essere </text:span>forni<text:span text:style-name="T100">t</text:span>a a tutti i destinatari una copia di questa Licenza </text:p>
        </text:list-item>
        <text:list-item>
          <text:p text:style-name="P69"><text:span text:style-name="T48">l’applicativo deve essere distribuito o comunicato coperto da</text:span><text:span text:style-name="T12"> questa Licenza. Questa Licenza sarà pertanto applicata all'opera, </text:span><text:span text:style-name="T48">distribuita o comunicata,</text:span><text:span text:style-name="T12"> nel suo complesso, a tutte le sue parti, indipendentemente da come esse siano pacchettizzate. Questa Licenza nega il permesso di licenziare l'opera in qualunque altro modo. </text:span><text:span text:style-name="T50">Il destinatario dell’opera, assumendo il ruolo di Licenziatario, sarà soggetto ai termini e alle condizioni della pr</text:span><text:span text:style-name="T51">e</text:span><text:span text:style-name="T50">sente licenza.</text:span></text:p>
          <text:p text:style-name="P65"/>
        </text:list-item>
      </text:list>
      <text:p text:style-name="P10"><text:span text:style-name="T115">8</text:span>. Modifica del codice sorgente <text:span text:style-name="T97">dell’Opera</text:span></text:p>
      <text:p text:style-name="P33">Il Licenziatario è autorizzato a modific<text:span text:style-name="T98">are</text:span> <text:span text:style-name="T98">i</text:span>l codice sorgente <text:span text:style-name="T101">originale</text:span>, ottenendo un’opera derivata o basata sull’opera originale. </text:p>
      <text:p text:style-name="P10"/>
      <text:p text:style-name="P7"><text:span text:style-name="T115">9</text:span>. Distribuzione del codice sorgente <text:span text:style-name="T101">modificato</text:span></text:p>
      <text:p text:style-name="P27">Il licenziatario è autorizzato a distribuire copie modificate del codice sorgente del<text:span text:style-name="T97">l’opera</text:span>, con qualunque mezzo, <text:span text:style-name="T102">al pubblico, a terzi o ad un solo soggetto, </text:span>a condizione che :</text:p>
      <text:p text:style-name="P15"/>
      <text:list xml:id="list214959404778635" text:continue-list="list214960020380672" text:style-name="List_20_1">
        <text:list-item>
          <text:p text:style-name="P61">non <text:span text:style-name="T102">c</text:span>hieda <text:span text:style-name="T102">un corrispettivo economico (</text:span>pagamento di un prezzo o costo <text:span text:style-name="T102">di alcun genere)</text:span> </text:p>
        </text:list-item>
        <text:list-item>
          <text:p text:style-name="P59">aggiunga informazioni che chiariscano in modo inequivocabile che <text:span text:style-name="T102">l’opera</text:span> è stat<text:span text:style-name="T102">a</text:span> modificat<text:span text:style-name="T102">a</text:span>, indicando l’autore della modifica e la relativa data </text:p>
        </text:list-item>
        <text:list-item>
          <text:p text:style-name="P61">aggiunga in maniera appropriata su ciascuna copia la <text:span text:style-name="T99">“nota </text:span><text:span text:style-name="T90">sulla paternit</text:span><text:span text:style-name="T96">à</text:span><text:span text:style-name="T90"> dell’opera e sul </text:span><text:span text:style-name="T99">d</text:span><text:span text:style-name="T90">iritto d’autore</text:span><text:span text:style-name="T99">”</text:span> relativa al<text:span text:style-name="T102">l’opera</text:span> originale dalla quale ha derivato la modifica</text:p>
        </text:list-item>
        <text:list-item>
          <text:p text:style-name="P59">lasci intatti tutti gli avvisi circa l'assenza di garanzia</text:p>
        </text:list-item>
        <text:list-item>
          <text:p text:style-name="P59">fornisca a tutti i destinatari una copia di questa Licenza </text:p>
        </text:list-item>
        <text:list-item>
          <text:p text:style-name="P62">rilasci <text:span text:style-name="T106">il codice sorgente modificato</text:span> sotto questa Licenza a chiunque <text:span text:style-name="T106">lo richieda</text:span>. </text:p>
        </text:list-item>
        <text:list-item>
          <text:p text:style-name="P62">Questa Licenza sarà applicata <text:span text:style-name="T106">al sorgente modificato distribuito o comunicato, così come</text:span> all'opera nel suo complesso, a tutte le sue parti, indipendentemente da come esse siano pacchettizzate. Questa Licenza nega il permesso di licenziare l'opera in qualunque altro modo. <text:span text:style-name="T77">Il destinatario dell’opera, assumendo il ruolo di Licenziatario, sarà soggetto ai termini e alle condizioni della pr</text:span><text:span text:style-name="T88">e</text:span><text:span text:style-name="T77">sente licenza.</text:span></text:p>
          <text:p text:style-name="P66"/>
        </text:list-item>
      </text:list>
      <text:p text:style-name="P34"><text:span text:style-name="T11">10</text:span><text:span text:style-name="T5">. </text:span><text:span text:style-name="T4">Distribuzione </text:span><text:span text:style-name="T10">dell’opera modificata</text:span><text:span text:style-name="T4"> in formato non-sorgente</text:span> </text:p>
      <text:p text:style-name="P28">Il Licenziatario è autorizzato a distribuire <text:span text:style-name="T98">o comunicare l’applicativo </text:span><text:span text:style-name="T100">modificato (ottenuto modificando il codice sorgente originale)</text:span>, in <text:span text:style-name="T88">ogni formato diverso dal codice sorgente, </text:span><text:span text:style-name="T100">a condizion</text:span><text:span text:style-name="T102">e</text:span><text:span text:style-name="T100"> che :</text:span></text:p>
      <text:p text:style-name="P28"/>
      <text:list xml:id="list214961226433272" text:continue-list="list239885943" text:style-name="L1">
        <text:list-item>
          <text:p text:style-name="P70"><text:span text:style-name="T48">non </text:span><text:span text:style-name="T53">c</text:span><text:span text:style-name="T48">hieda </text:span><text:span text:style-name="T53">un corrispettivo economico (</text:span><text:span text:style-name="T48">pagamento di un prezzo o costo </text:span><text:span text:style-name="T53">di alcun genere)</text:span><text:span text:style-name="T48"> </text:span><text:span text:style-name="T53">per la distribuzione o comunicazione dell’applicativo modificato</text:span></text:p>
        </text:list-item>
        <text:list-item>
          <text:p text:style-name="P71"><text:span text:style-name="T46">distribui</text:span><text:span text:style-name="T48">sca</text:span><text:span text:style-name="T46"> il codice sorgente </text:span><text:span text:style-name="T48">modificato </text:span><text:span text:style-name="T46">insieme all’applicativo </text:span><text:span text:style-name="T48">modificato</text:span><text:span text:style-name="T46"> distribuito in forma non sorgente</text:span></text:p>
        </text:list-item>
        <text:list-item>
          <text:p text:style-name="P70"><text:span text:style-name="T48">non </text:span><text:span text:style-name="T46">chi</text:span><text:span text:style-name="T48">e</text:span><text:span text:style-name="T46">d</text:span><text:span text:style-name="T48">a</text:span><text:span text:style-name="T47"> un corrispettivo </text:span><text:span text:style-name="T53">economico (</text:span><text:span text:style-name="T48">pagamento di un prezzo o costo </text:span><text:span text:style-name="T53">di alcun genere)</text:span><text:span text:style-name="T48"> per la distribuzione del codice sorgente </text:span><text:span text:style-name="T53">modificato</text:span></text:p>
        </text:list-item>
        <text:list-item>
          <text:p text:style-name="P72"><text:soft-page-break/><text:span text:style-name="T48">r</text:span><text:span text:style-name="T12">enda disponibile l’opera modificata (compresi l’applicativo modificato e il codice sorgente modificato) gratuitamente a chiunque ne faccia richiesta</text:span></text:p>
        </text:list-item>
        <text:list-item>
          <text:p text:style-name="P64"><text:span text:style-name="T46">aggiunga informazioni che chiariscano in modo inequivocabile che </text:span><text:span text:style-name="T100">l’applicativo </text:span><text:span text:style-name="T46"><text:s/>è stato modificato, indicando l’autore della modifica e la relativa data </text:span></text:p>
        </text:list-item>
        <text:list-item>
          <text:p text:style-name="P71"><text:span text:style-name="T48">aggiunga </text:span><text:span text:style-name="T46">in maniera appropriata su ciascuna copia la “nota </text:span><text:span text:style-name="T35">sulla paternit</text:span><text:span text:style-name="T49">à</text:span><text:span text:style-name="T35"> dell’opera e sul </text:span><text:span text:style-name="T46">d</text:span><text:span text:style-name="T35">iritto d’autore</text:span><text:span text:style-name="T46">” </text:span><text:span text:style-name="T48">relativa all’o</text:span><text:span text:style-name="T53">pera</text:span><text:span text:style-name="T48"> originale</text:span></text:p>
        </text:list-item>
        <text:list-item>
          <text:p text:style-name="P64">lasci intatti tutti gli avvisi circa l'assenza di garanzia</text:p>
        </text:list-item>
        <text:list-item>
          <text:p text:style-name="P64">forni<text:span text:style-name="T100">sc</text:span>a a tutti i destinatari una copia di questa Licenza </text:p>
        </text:list-item>
        <text:list-item>
          <text:p text:style-name="P67"><text:span text:style-name="T77">rilasci </text:span><text:span text:style-name="T107">l’applicativo (distribuito o comunicato in forma diversa dal codice sorgente) sotto questa Licenza.</text:span></text:p>
        </text:list-item>
        <text:list-item>
          <text:p text:style-name="P68"><text:span text:style-name="T108"><text:s/></text:span><text:span text:style-name="T109">Questa Licenza sarà applicata </text:span><text:span text:style-name="T110">al</text:span><text:span text:style-name="T108">l’opera</text:span><text:span text:style-name="T110"> modificat</text:span><text:span text:style-name="T108">a,</text:span><text:span text:style-name="T110"> distribuit</text:span><text:span text:style-name="T108">a</text:span><text:span text:style-name="T110"> o comunicat</text:span><text:span text:style-name="T108">a in forma non sorgente</text:span><text:span text:style-name="T110">, così come</text:span><text:span text:style-name="T109"> all'opera nel suo complesso, a tutte le sue parti, indipendentemente da come esse siano pacchettizzate. Questa Licenza nega il permesso di licenziare l'opera in qualunque altro modo. Il destinatario dell’opera, assumendo il ruolo di Licenziatario, sarà soggetto ai termini e alle condizioni della pr</text:span><text:span text:style-name="T111">e</text:span><text:span text:style-name="T109">sente licenza.</text:span></text:p>
        </text:list-item>
      </text:list>
      <text:p text:style-name="P30"/>
      <text:p text:style-name="P11"><text:span text:style-name="T114">1</text:span><text:span text:style-name="T115">1</text:span>. <text:span text:style-name="T102">Porzioni di codice o librerie di terze parti</text:span></text:p>
      <text:p text:style-name="P29"><text:span text:style-name="T102">Qualora </text:span><text:span text:style-name="T107">all’interno dell’opera </text:span><text:span text:style-name="T102">siano </text:span><text:span text:style-name="T103">presenti porzioni di codici o </text:span><text:span text:style-name="T95">librerie di terze parti, </text:span><text:span text:style-name="T103">tali elementi saranno soggetti a propria licenza che il Licenziatario si impegna a verificare prima di distribuire o comunicare tali elementi separatamente rispetto all’opera o compresi in opera modificata. </text:span><text:span text:style-name="T117">La responsabilità per il rispetto di queste licenze è in capo al Licenziatario.</text:span></text:p>
      <text:p text:style-name="P31"/>
      <text:p text:style-name="P12"><text:span text:style-name="T114">1</text:span><text:span text:style-name="T115">2</text:span>. <text:span text:style-name="T104">Contenuti digitali visualizzati all’interno dell’applicativo o tramite esso</text:span></text:p>
      <text:p text:style-name="P32"><text:span text:style-name="T104">I </text:span>contenuti <text:span text:style-name="T104">digitali di cui l’opera consente la</text:span> visualizz<text:span text:style-name="T104">azione, o ai quali si accede tramite l’opera, sono forniti dai rispettivi detentori dei diritti d’autore al solo scopo di essere visualizzati all’interno dell’opera o tramite essa. Non è consentito estrarli e/o farne un utilizzo diverso. </text:span></text:p>
      <text:p text:style-name="P14"/>
      <text:p text:style-name="P8"><text:span text:style-name="T114">1</text:span><text:span text:style-name="T115">3</text:span>. Altri diritti</text:p>
      <text:p text:style-name="P36">Ogni diritto non specificatamente espresso nella presente licenza non è concesso al licenziatario.</text:p>
      <text:p text:style-name="P38"/>
      <text:p text:style-name="P5"><text:span text:style-name="T114">1</text:span><text:span text:style-name="T115">4</text:span>. Aggregati</text:p>
      <text:p text:style-name="P25">La <text:span text:style-name="T76">distribuzione </text:span>d<text:span text:style-name="T76">ell’o</text:span>pera coperta da questa Licenza assieme ad altre opere separate e indipendenti, che non sono per loro natura estensioni del<text:span text:style-name="T112">l’opera</text:span>, e che non sono combinate con esso a formare un altro programma più grande, dentro o in uno stesso supporto di memorizzazione a lungo termine o di distribuzione, è semplicemente detto "aggregato" se la raccolta e <text:span text:style-name="T89">le condizioni di licenza</text:span> <text:span text:style-name="T89">della stessa </text:span>non sono utilizzati per limitare l'accesso o i diritti degli utenti della raccolta oltre ciò che ciascun singolo programma consente. L'inclusione d<text:span text:style-name="T112">ell’opera</text:span> copert<text:span text:style-name="T112">a</text:span> da questa Licenza in un aggregato non comporta l'applicazione di questa Licenza alle altre parti dell'aggregato <text:span text:style-name="T112">ne l’applicazione di licenze diverse dalla presente all’opera stessa</text:span>. </text:p>
      <text:p text:style-name="P18"/>
      <text:p text:style-name="P9"><text:span text:style-name="T114">1</text:span><text:span text:style-name="T115">5</text:span><text:span text:style-name="T74">. </text:span>Rinuncia alla Garanzia</text:p>
      <text:p text:style-name="P37"><text:span text:style-name="T112">L’opera</text:span> è fornit<text:span text:style-name="T112">a</text:span> <text:span text:style-name="T89">nello stato in cui si trova (</text:span>A<text:span text:style-name="T112">S</text:span> I<text:span text:style-name="T112">S</text:span><text:span text:style-name="T89">)</text:span>, senza garanzia di alcun tipo, espressa o implicita, relativa a qualsiasi aspetto del<text:span text:style-name="T112">l’opera</text:span>, delle <text:span text:style-name="T112">sue</text:span> funzionalità o di utilizzabilità. Ogni rischio concernente la qualità e le prestazioni del<text:span text:style-name="T112">l’opera in qualsiasi forma</text:span> cade sul licenziatario, se l’<text:span text:style-name="T112">opera </text:span>dovesse risultare difettos<text:span text:style-name="T112">a</text:span> il Licenziatario si assume i costi di manutenzione, riparazione, correzione, modifica e adattamento.</text:p>
      <text:p text:style-name="P18"/>
      <text:p text:style-name="P9"><text:span text:style-name="T114">1</text:span><text:span text:style-name="T115">6</text:span><text:span text:style-name="T74">. L</text:span>imitazione di Responsabilità </text:p>
      <text:p text:style-name="P27"><text:span text:style-name="T74">Salvo quanto previsto dalla normativa vigente, </text:span><text:span text:style-name="T89">l’autore dell’opera</text:span><text:span text:style-name="T74"> e ogni soggetto <text:s/>che modifichi o distribuisca </text:span><text:span text:style-name="T113">l’opera</text:span><text:span text:style-name="T74"> originale o modificat</text:span><text:span text:style-name="T113">a</text:span><text:span text:style-name="T74">, </text:span><text:span text:style-name="T89">in qualunque forma,</text:span><text:span text:style-name="T74"> non potranno mai essere considerati responsabili per danni nei confronti del Licenziatario, incluso qualsiasi danneggiamento dovuto </text:span><text:soft-page-break/><text:span text:style-name="T74">all’uso o all’impossibilità d’uso dell'opera, in elenco esemplificativo non esaustivo : perdite o corruzione di dati, perdite economiche, mancato guadagno. </text:span></text:p>
      <text:p text:style-name="P15"/>
      <text:p text:style-name="Standard"><text:span text:style-name="Strong_20_Emphasis"><text:span text:style-name="T38">1</text:span></text:span><text:span text:style-name="Strong_20_Emphasis"><text:span text:style-name="T39">7</text:span></text:span><text:span text:style-name="Strong_20_Emphasis"><text:span text:style-name="T12">. Misure tecnologiche di protezione</text:span></text:span></text:p>
      <text:p text:style-name="P3"><text:span text:style-name="T74">Non è consentito al Licenziatario </text:span>apporre <text:span text:style-name="T113">a</text:span>ll'<text:span text:style-name="T113">o</text:span>pera misure tecnologiche di protezione.<text:line-break/></text:p>
      <text:p text:style-name="Standard"><text:span text:style-name="Strong_20_Emphasis"><text:span text:style-name="T38">1</text:span></text:span><text:span text:style-name="Strong_20_Emphasis"><text:span text:style-name="T39">8</text:span></text:span><text:span text:style-name="Strong_20_Emphasis"><text:span text:style-name="T12">. Risoluzione della licenza</text:span></text:span></text:p>
      <text:p text:style-name="P23">La presente licenza si intenderà risolta e i diritti con essa concessi si estingueranno automaticamente in caso di inadempimento da parte del licenziatario <text:span text:style-name="T113">delle condizioni espresse nella presente licenza</text:span>.</text:p>
      <text:p text:style-name="P23"/>
      <text:p text:style-name="Standard"><text:span text:style-name="Strong_20_Emphasis"><text:span text:style-name="T57">1</text:span></text:span><text:span text:style-name="Strong_20_Emphasis"><text:span text:style-name="T58">9</text:span></text:span><text:span text:style-name="Strong_20_Emphasis"><text:span text:style-name="T57">. </text:span></text:span><text:span text:style-name="Strong_20_Emphasis"><text:span text:style-name="T12">Legge applicabile </text:span></text:span></text:p>
      <text:p text:style-name="P3">La presente licenza è soggetta alle leggi della Repubblica Italiana.<text:line-break/></text:p>
      <text:p text:style-name="Standard"><text:span text:style-name="Strong_20_Emphasis"><text:span text:style-name="T58">20</text:span></text:span><text:span text:style-name="Strong_20_Emphasis"><text:span text:style-name="T12">. Foro competente</text:span></text:span></text:p>
      <text:p text:style-name="P3">Per ogni disputa relativa alla presente licenza, sarà competente il Foro <text:span text:style-name="T116">di Busto Arsizio (VA).</text:span><text:line-break/><text:line-break/></text:p>
      <text:p text:style-name="P45"><text:span text:style-name="Strong_20_Emphasis"><text:span text:style-name="T57">2</text:span></text:span><text:span text:style-name="Strong_20_Emphasis"><text:span text:style-name="T58">1</text:span></text:span><text:span text:style-name="Strong_20_Emphasis"><text:span text:style-name="T57">. </text:span></text:span><text:span text:style-name="Strong_20_Emphasis"><text:span text:style-name="T56">No</text:span></text:span><text:span text:style-name="Strong_20_Emphasis"><text:span text:style-name="T46">ta </text:span></text:span><text:span text:style-name="Strong_20_Emphasis"><text:span text:style-name="T35">sulla paternit</text:span></text:span><text:span text:style-name="Strong_20_Emphasis"><text:span text:style-name="T49">à</text:span></text:span><text:span text:style-name="Strong_20_Emphasis"><text:span text:style-name="T35"> dell’opera e sul </text:span></text:span><text:span text:style-name="Strong_20_Emphasis"><text:span text:style-name="T46">d</text:span></text:span><text:span text:style-name="Strong_20_Emphasis"><text:span text:style-name="T35">iritto d’autore</text:span></text:span></text:p>
      <text:p text:style-name="P51"><text:span text:style-name="T56">Il seguente testo costituisce la </text:span><text:span text:style-name="T46">“nota </text:span><text:span text:style-name="T35">sulla paternit</text:span><text:span text:style-name="T49">à</text:span><text:span text:style-name="T35"> dell’opera e sul </text:span><text:span text:style-name="T46">d</text:span><text:span text:style-name="T35">iritto d’autore</text:span><text:span text:style-name="T46">” </text:span><text:span text:style-name="T56">citata nella presente licenza :</text:span></text:p>
      <text:p text:style-name="P39"/>
      <text:p text:style-name="P54"><text:span text:style-name="T60">****** </text:span><text:span text:style-name="T62">inizio della nota </text:span><text:span text:style-name="T63">sulla paternit</text:span><text:span text:style-name="T64">à</text:span><text:span text:style-name="T63"> dell’opera e sul </text:span><text:span text:style-name="T65">d</text:span><text:span text:style-name="T63">iritto d’autore</text:span><text:span text:style-name="T61">******</text:span><text:span text:style-name="T12"><text:line-break/>Titolo </text:span><text:span text:style-name="T56">dell’opera originale </text:span><text:span text:style-name="T12">: </text:span><text:span text:style-name="Strong_20_Emphasis"><text:span text:style-name="T40">MAPOD 4D </text:span></text:span></text:p>
      <text:p text:style-name="P51"><text:span text:style-name="Strong_20_Emphasis"><text:span text:style-name="T15">Anno di creazione </text:span></text:span><text:span text:style-name="Strong_20_Emphasis"><text:span text:style-name="T20">dell’opera originale</text:span></text:span><text:span text:style-name="Strong_20_Emphasis"><text:span text:style-name="T15">: </text:span></text:span><text:span text:style-name="Strong_20_Emphasis"><text:span text:style-name="T40">2021</text:span></text:span></text:p>
      <text:p text:style-name="P51"><text:span text:style-name="Strong_20_Emphasis"><text:span text:style-name="T20">Autore dell’opera originale</text:span></text:span><text:span text:style-name="Strong_20_Emphasis"><text:span text:style-name="T15">: </text:span></text:span><text:span text:style-name="Strong_20_Emphasis"><text:span text:style-name="T40">Roberto Taglioretti, Codice Fiscale TGLRRT68C18B300V</text:span></text:span></text:p>
      <text:p text:style-name="P45"><text:span text:style-name="Strong_20_Emphasis"><text:span text:style-name="T20">Componenti <text:s/>dell’opera originale : </text:span></text:span><text:span text:style-name="Strong_20_Emphasis"><text:span text:style-name="T40">(1)</text:span></text:span><text:span text:style-name="Strong_20_Emphasis"><text:span text:style-name="T21"> </text:span></text:span><text:span text:style-name="Strong_20_Emphasis"><text:span text:style-name="T41">mapod_mesh_lib; (2) mapod_tileset; (3) MapodTemplate. </text:span></text:span></text:p>
      <text:p text:style-name="P57"><text:span text:style-name="Strong_20_Emphasis"><text:span text:style-name="T24">D</text:span></text:span><text:span text:style-name="Strong_20_Emphasis"><text:span text:style-name="T20">igest </text:span></text:span><text:span text:style-name="Strong_20_Emphasis"><text:span text:style-name="T24">che identificano il file compresso in formato zip contenente </text:span></text:span><text:span text:style-name="Strong_20_Emphasis"><text:span text:style-name="T20">l’opera originale </text:span></text:span><text:span text:style-name="Strong_20_Emphasis"><text:span text:style-name="T24">in formato codice sorgente :</text:span></text:span></text:p>
      <text:p text:style-name="P57"><text:span text:style-name="Strong_20_Emphasis"><text:span text:style-name="T24">Filename : </text:span></text:span><text:span text:style-name="Strong_20_Emphasis"><text:span text:style-name="T43">mapod_4d.zip</text:span></text:span></text:p>
      <text:p text:style-name="P57"><text:span text:style-name="Strong_20_Emphasis"><text:span text:style-name="T24">MD5 : </text:span></text:span><text:span text:style-name="Strong_20_Emphasis"><text:span text:style-name="T43">157cb5a3ee5540cf8dcd36c447e6c190</text:span></text:span></text:p>
      <text:p text:style-name="P57"><text:span text:style-name="Strong_20_Emphasis"><text:span text:style-name="T24">SHA1 : </text:span></text:span><text:span text:style-name="Strong_20_Emphasis"><text:span text:style-name="T43">7e6e6455e40cba987b5905f01f5bc93b3a266e5a</text:span></text:span></text:p>
      <text:p text:style-name="P57"><text:span text:style-name="Strong_20_Emphasis"><text:span text:style-name="T24">CRC32 <text:s/>: </text:span></text:span><text:span text:style-name="Strong_20_Emphasis"><text:span text:style-name="T43">49a8bf68</text:span></text:span></text:p>
      <text:p text:style-name="P57"><text:span text:style-name="Strong_20_Emphasis"><text:span text:style-name="T24">SHA-256 : </text:span></text:span><text:span text:style-name="Strong_20_Emphasis"><text:span text:style-name="T43">90da12c2aab297a4c454471dfee62af5b389bf5287d5a052a618dbc56a6d8b52</text:span></text:span></text:p>
      <text:p text:style-name="P57"><text:span text:style-name="Strong_20_Emphasis"><text:span text:style-name="T24">SHA-512 : </text:span></text:span><text:span text:style-name="Strong_20_Emphasis"><text:span text:style-name="T43">e8f42126ddd9ee593d6250dbf6beeddd478bd4c253360f1047f2a6a939bc91c07a4648f826b79a18e374d21e5af4cb1fba1949fee58b1e42f7c7bd32390d504c</text:span></text:span></text:p>
      <text:p text:style-name="P57"><text:span text:style-name="Strong_20_Emphasis"><text:span text:style-name="T24">SHA-384 : </text:span></text:span><text:span text:style-name="Strong_20_Emphasis"><text:span text:style-name="T43">bacfb61ce654db55e17c18c6ca1c3c211d1a672e4493f8c24a796cda41f99cc7e753291cd8735d39c430a77d8ace55a8</text:span></text:span></text:p>
      <text:p text:style-name="P55"><text:span text:style-name="Strong_20_Emphasis"><text:span text:style-name="T71">****** </text:span></text:span><text:span text:style-name="Strong_20_Emphasis"><text:span text:style-name="T70">fine</text:span></text:span><text:span text:style-name="Strong_20_Emphasis"><text:span text:style-name="T66"> della nota </text:span></text:span><text:span text:style-name="Strong_20_Emphasis"><text:span text:style-name="T67">sulla paternit</text:span></text:span><text:span text:style-name="Strong_20_Emphasis"><text:span text:style-name="T68">à</text:span></text:span><text:span text:style-name="Strong_20_Emphasis"><text:span text:style-name="T67"> dell’opera e sul </text:span></text:span><text:span text:style-name="Strong_20_Emphasis"><text:span text:style-name="T69">d</text:span></text:span><text:span text:style-name="Strong_20_Emphasis"><text:span text:style-name="T67">iritto d’autore</text:span></text:span><text:span text:style-name="Strong_20_Emphasis"><text:span text:style-name="T72">******</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0.06pt solid #000000" fo:border-bottom="0.06pt solid #000000"/>
      <style:text-properties style:font-name="Arial" fo:font-size="9pt" fo:font-style="italic" officeooo:rsid="0052bede" officeooo:paragraph-rsid="0052bede" style:font-size-asian="9pt" style:font-style-asian="italic" style:font-size-complex="9pt" style:font-style-complex="italic"/>
    </style:style>
    <style:style style:name="MP2" style:family="paragraph" style:parent-style-name="Footer">
      <style:paragraph-properties fo:text-align="end" style:justify-single-word="false" fo:padding="0.049cm" fo:border-left="none" fo:border-right="none" fo:border-top="0.06pt solid #000000" fo:border-bottom="0.06pt solid #000000"/>
      <style:text-properties style:font-name="Arial" fo:font-size="8pt" style:font-size-asian="8pt" style:font-size-complex="8pt"/>
    </style:style>
    <style:style style:name="MT1" style:family="text">
      <style:text-properties officeooo:rsid="0062c232"/>
    </style:style>
    <style:style style:name="MT2" style:family="text">
      <style:text-properties officeooo:rsid="0052bed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APOD 4D</text:span> <text:s/>Licenza d’uso v. 0.1</text:p>
      </style:header>
      <style:footer>
        <text:p text:style-name="MP2"><text:page-number text:select-page="current">5</text:page-number><text:span text:style-name="MT2">di</text:span><text:span text:style-name="MT2"><text:page-count>5</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2T15:10:19.893000000</meta:creation-date>
    <dc:date>2021-11-16T21:49:59.222000000</dc:date>
    <meta:editing-duration>PT7H6M59S</meta:editing-duration>
    <meta:editing-cycles>68</meta:editing-cycles>
    <meta:generator>LibreOffice/7.0.5.2$Windows_X86_64 LibreOffice_project/64390860c6cd0aca4beafafcfd84613dd9dfb63a</meta:generator>
    <meta:document-statistic meta:table-count="0" meta:image-count="0" meta:object-count="0" meta:page-count="5" meta:paragraph-count="108" meta:word-count="2115" meta:character-count="14874" meta:non-whitespace-character-count="12852"/>
  </office:meta>
</office:document-meta>
</file>